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officeooo:rsid="001b79af" officeooo:paragraph-rsid="001b79af" style:font-size-asian="28pt" style:font-size-complex="28pt"/>
    </style:style>
    <style:style style:name="P2" style:family="paragraph" style:parent-style-name="Standard">
      <style:paragraph-properties fo:text-align="center" style:justify-single-word="false"/>
      <style:text-properties fo:font-size="32pt" officeooo:rsid="001b79af" officeooo:paragraph-rsid="001b79af" style:font-size-asian="32pt" style:font-size-complex="32pt"/>
    </style:style>
    <style:style style:name="P3" style:family="paragraph" style:parent-style-name="Standard">
      <style:paragraph-properties fo:break-before="page"/>
      <style:text-properties fo:font-size="14pt" officeooo:rsid="001cfce7" officeooo:paragraph-rsid="001cfce7" style:font-size-asian="14pt" style:font-size-complex="14pt"/>
    </style:style>
    <style:style style:name="P4" style:family="paragraph" style:parent-style-name="Standard">
      <style:text-properties fo:font-size="14pt" fo:font-weight="bold" officeooo:rsid="001cfce7" officeooo:paragraph-rsid="001cfce7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1ef0ed" officeooo:paragraph-rsid="001ef0e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2083b5" officeooo:paragraph-rsid="002083b5" style:font-size-asian="14pt" style:font-weight-asian="bold" style:font-size-complex="14pt" style:font-weight-complex="bold"/>
    </style:style>
    <style:style style:name="P7" style:family="paragraph" style:parent-style-name="Standard" style:list-style-name="L6">
      <style:text-properties fo:font-size="14pt" fo:font-weight="bold" officeooo:rsid="002127e3" officeooo:paragraph-rsid="002127e3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2127e3" officeooo:paragraph-rsid="002127e3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22121a" officeooo:paragraph-rsid="0022121a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2pt" fo:font-weight="normal" officeooo:rsid="001cfce7" officeooo:paragraph-rsid="001cfce7" style:font-size-asian="10.5pt" style:font-weight-asian="normal" style:font-size-complex="12pt" style:font-weight-complex="normal"/>
    </style:style>
    <style:style style:name="P11" style:family="paragraph" style:parent-style-name="Standard" style:list-style-name="L1">
      <style:text-properties fo:font-size="12pt" fo:font-weight="normal" officeooo:rsid="001cfce7" officeooo:paragraph-rsid="001cfce7" style:font-size-asian="10.5pt" style:font-weight-asian="normal" style:font-size-complex="12pt" style:font-weight-complex="normal"/>
    </style:style>
    <style:style style:name="P12" style:family="paragraph" style:parent-style-name="Standard" style:list-style-name="L4">
      <style:text-properties fo:font-size="12pt" fo:font-weight="normal" officeooo:rsid="002127e3" officeooo:paragraph-rsid="002127e3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2127e3" officeooo:paragraph-rsid="002127e3" style:font-size-asian="10.5pt" style:font-weight-asian="normal" style:font-size-complex="12pt" style:font-weight-complex="normal"/>
    </style:style>
    <style:style style:name="P14" style:family="paragraph" style:parent-style-name="Standard" style:list-style-name="L7">
      <style:text-properties fo:font-size="12pt" fo:font-weight="normal" officeooo:rsid="0022121a" officeooo:paragraph-rsid="0022121a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bold" officeooo:rsid="002127e3" officeooo:paragraph-rsid="002127e3" style:font-size-asian="10.5pt" style:font-weight-asian="bold" style:font-size-complex="12pt" style:font-weight-complex="bold"/>
    </style:style>
    <style:style style:name="P16" style:family="paragraph" style:parent-style-name="Standard" style:list-style-name="L5">
      <style:text-properties fo:font-size="12pt" fo:font-weight="bold" officeooo:rsid="002127e3" officeooo:paragraph-rsid="002127e3" style:font-size-asian="10.5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d6f8" style:font-weight-asian="bold" style:font-weight-complex="bold"/>
    </style:style>
    <style:style style:name="T3" style:family="text">
      <style:text-properties officeooo:rsid="001ed6f8"/>
    </style:style>
    <style:style style:name="T4" style:family="text">
      <style:text-properties officeooo:rsid="0022121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2">Nerva manual</text:p>
      <text:p text:style-name="P3"><text:span text:style-name="T2">1.</text:span><text:span text:style-name="T1"> Introduction</text:span></text:p>
      <text:list text:style-name="L1">
        <text:list-item>
          <text:p text:style-name="P11">Introduction</text:p>
        </text:list-item>
        <text:list-item>
          <text:p text:style-name="P11">The Nerva programming language</text:p>
        </text:list-item>
      </text:list>
      <text:p text:style-name="P10"/>
      <text:p text:style-name="P4"><text:span text:style-name="T3">2.</text:span> Introduction to Nerva programming</text:p>
      <text:list text:style-name="L5">
        <text:list-item>
          <text:p text:style-name="P16">A</text:p>
        </text:list-item>
      </text:list>
      <text:p text:style-name="P15"/>
      <text:p text:style-name="P9">3. Variables</text:p>
      <text:list text:style-name="L7">
        <text:list-item>
          <text:p text:style-name="P14">A</text:p>
        </text:list-item>
      </text:list>
      <text:p text:style-name="P9"/>
      <text:p text:style-name="P5"><text:span text:style-name="T4">4</text:span>. Control statements</text:p>
      <text:list text:style-name="L4">
        <text:list-item>
          <text:p text:style-name="P12">B</text:p>
        </text:list-item>
      </text:list>
      <text:p text:style-name="P13"/>
      <text:p text:style-name="P6"><text:span text:style-name="T4">5</text:span>. Functions</text:p>
      <text:list text:style-name="L6">
        <text:list-item>
          <text:p text:style-name="P7">C</text:p>
        </text:list-item>
      </text:list>
      <text:p text:style-name="P8"/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09:30:53.821866605</meta:creation-date>
    <meta:generator>LibreOffice/7.6.4.1$Linux_X86_64 LibreOffice_project/60$Build-1</meta:generator>
    <dc:date>2024-03-02T10:15:07.807868521</dc:date>
    <meta:editing-duration>PT44M11S</meta:editing-duration>
    <meta:editing-cycles>7</meta:editing-cycles>
    <meta:document-statistic meta:table-count="0" meta:image-count="0" meta:object-count="0" meta:page-count="2" meta:paragraph-count="12" meta:word-count="31" meta:character-count="166" meta:non-whitespace-character-count="153"/>
  </office:meta>
</office:document-meta>
</file>